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StreamHandlerProxy.openConnection( final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StreamHandlerProxy.parseURL( final URL u , final String spec , final int start , final int 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